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BB50000014D05DD584B71C48E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officeooo:paragraph-rsid="00201c01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officeooo:paragraph-rsid="0020ffbc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paragraph-rsid="00201c01" style:font-name-asian="Webdings" style:font-size-asian="10pt" style:font-name-complex="Webdings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paragraph-rsid="0020ffbc" style:font-name-asian="Webdings" style:font-size-asian="10pt" style:font-name-complex="Webdings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20ffbc" officeooo:paragraph-rsid="0020ffbc" style:font-name-asian="Webdings" style:font-size-asian="10pt" style:font-weight-asian="bold" style:font-name-complex="Webdings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officeooo:rsid="001d5d14" officeooo:paragraph-rsid="00201c0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3pt" fo:font-weight="bold" officeooo:rsid="001d5d14" officeooo:paragraph-rsid="0020ffbc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officeooo:rsid="001d5d14" officeooo:paragraph-rsid="0018046b" style:font-name-asian="Webdings" style:font-size-asian="16pt" style:font-name-complex="Webdings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officeooo:rsid="001d5d14" officeooo:paragraph-rsid="00201c01" style:font-name-asian="Webdings" style:font-size-asian="16pt" style:font-name-complex="Webdings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1d5d14" officeooo:paragraph-rsid="0020ffbc" style:font-name-asian="Webdings" style:font-size-asian="16pt" style:font-name-complex="Webdings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1d5d14" style:font-name-asian="Webdings" style:font-size-asian="9pt" style:font-name-complex="Webdings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201c01" style:font-name-asian="Webdings" style:font-size-asian="9pt" style:font-name-complex="Webdings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20ffbc" style:font-name-asian="Webdings" style:font-size-asian="9pt" style:font-name-complex="Webdings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201c01" style:font-name-asian="Webdings" style:font-size-asian="9pt" style:font-name-complex="Webdings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20ffbc" style:font-name-asian="Webdings" style:font-size-asian="9pt" style:font-name-complex="Webdings" style:font-size-complex="9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0201c01" style:font-name-asian="Webdings" style:font-size-asian="9pt" style:font-name-complex="Webdings" style:font-size-complex="9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020ffbc" style:font-name-asian="Webdings" style:font-size-asian="9pt" style:font-name-complex="Webdings" style:font-size-complex="9pt"/>
    </style:style>
    <style:style style:name="P21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d5d14" officeooo:paragraph-rsid="0020ffbc" style:font-name-asian="Webdings" style:font-size-asian="7pt" style:font-name-complex="Webdings" style:font-size-complex="7pt"/>
    </style:style>
    <style:style style:name="P22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201c01" officeooo:paragraph-rsid="00201c01" style:font-name-asian="Webdings" style:font-size-asian="7pt" style:font-name-complex="Webdings" style:font-size-complex="7pt"/>
    </style:style>
    <style:style style:name="P23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201c01" officeooo:paragraph-rsid="0020ffbc" style:font-name-asian="Webdings" style:font-size-asian="7pt" style:font-name-complex="Webdings" style:font-size-complex="7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Arial" fo:font-size="8pt" officeooo:paragraph-rsid="0020ffbc" style:font-size-asian="8pt" style:font-size-complex="8pt"/>
    </style:style>
    <style:style style:name="P25" style:family="paragraph" style:parent-style-name="Standard">
      <style:paragraph-properties fo:text-align="center" style:justify-single-word="false" fo:padding-left="0.0201in" fo:padding-right="0.0201in" fo:padding-top="0.0799in" fo:padding-bottom="0.0799in" fo:border="0.99pt solid #ff0000" style:shadow="none" style:writing-mode="page"/>
      <style:text-properties fo:color="#ff0000" style:font-name="Arial" fo:font-size="10pt" fo:font-weight="bold" officeooo:rsid="0020ffbc" officeooo:paragraph-rsid="0020ffbc" style:font-name-asian="Webdings" style:font-size-asian="10pt" style:font-weight-asian="bold" style:font-name-complex="Webdings" style:font-size-complex="10pt" style:font-weight-complex="bold"/>
    </style:style>
    <style:style style:name="P26" style:family="paragraph" style:parent-style-name="Standard">
      <style:paragraph-properties fo:margin-top="0in" fo:margin-bottom="0.0598in" loext:contextual-spacing="false" fo:text-align="center" style:justify-single-word="false" fo:padding-left="0.0201in" fo:padding-right="0.0201in" fo:padding-top="0.0799in" fo:padding-bottom="0.0799in" fo:border="0.99pt solid #ff0000" style:shadow="none" style:writing-mode="page"/>
      <style:text-properties fo:color="#ff0000" style:font-name="Arial" fo:font-size="12pt" style:text-underline-style="none" fo:font-weight="bold" officeooo:rsid="0020ffbc" officeooo:paragraph-rsid="0020ffbc" style:font-name-asian="Webdings" style:font-size-asian="12pt" style:font-weight-asian="bold" style:font-name-complex="Webdings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0201c01" style:font-name-asian="Webdings" style:font-size-asian="9pt" style:font-name-complex="Webdings" style:font-size-complex="9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8pt" officeooo:paragraph-rsid="00201c01" style:font-size-asian="8pt" style:font-size-complex="8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24ab8d" style:font-name-asian="Webdings" style:font-size-asian="9pt" style:font-name-complex="Webdings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3pt" fo:font-weight="bold" officeooo:rsid="001d5d14" officeooo:paragraph-rsid="001d5d14" style:font-size-asian="13pt" style:font-weight-asian="bold" style:font-size-complex="13pt" style:font-weight-complex="bold"/>
    </style:style>
    <style:style style:name="P32" style:family="paragraph" style:parent-style-name="Standard" style:master-page-name="">
      <loext:graphic-properties draw:fill="none"/>
      <style:paragraph-properties fo:margin-left="0.75in" fo:margin-right="0.75in" fo:text-align="center" style:justify-single-word="false" fo:text-indent="0in" style:auto-text-indent="false" style:page-number="auto" fo:background-color="transparent"/>
      <style:text-properties style:font-name="Arial" fo:font-size="7pt" officeooo:rsid="001d5d14" officeooo:paragraph-rsid="001d5d14" style:font-name-asian="Webdings" style:font-size-asian="7pt" style:font-name-complex="Webdings" style:font-size-complex="7pt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</style:style>
    <style:style style:name="T1" style:family="text">
      <style:text-properties officeooo:rsid="00201c01"/>
    </style:style>
    <style:style style:name="T2" style:family="text">
      <style:text-properties officeooo:rsid="0020ffbc"/>
    </style:style>
    <style:style style:name="T3" style:family="text">
      <style:text-properties officeooo:rsid="0022e62d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33" svg:x1="1.1252in" svg:y1="1in" svg:x2="4.8752in" svg:y2="1in">
        <text:p/>
      </draw:line>
      <draw:frame text:anchor-type="page" text:anchor-page-number="1" draw:z-index="1" draw:style-name="gr2" draw:text-style-name="P34" svg:width="2.3961in" svg:height="0.5453in" draw:transform="rotate (-3.14159265358979) translate (4.19791666666667in 0.795138888888889in)">
        <draw:text-box>
          <text:p text:style-name="P33"><text:span text:style-name="T4">I</text:span><text:span text:style-name="T4">o</text:span><text:span text:style-name="T4">w</text:span><text:span text:style-name="T4">a</text:span><text:span text:style-name="T4"> </text:span><text:span text:style-name="T4">S</text:span><text:span text:style-name="T4">c</text:span><text:span text:style-name="T4">a</text:span><text:span text:style-name="T4">l</text:span><text:span text:style-name="T4">e</text:span><text:span text:style-name="T4">d</text:span><text:span text:style-name="T4"> </text:span><text:span text:style-name="T4">E</text:span><text:span text:style-name="T4">n</text:span><text:span text:style-name="T4">g</text:span><text:span text:style-name="T4">i</text:span><text:span text:style-name="T4">n</text:span><text:span text:style-name="T4">e</text:span><text:span text:style-name="T4">e</text:span><text:span text:style-name="T4">r</text:span><text:span text:style-name="T4">i</text:span><text:span text:style-name="T4">n</text:span><text:span text:style-name="T4">g</text:span><text:span text:style-name="T4">,</text:span><text:span text:style-name="T4"> </text:span><text:span text:style-name="T4">L</text:span><text:span text:style-name="T4">L</text:span><text:span text:style-name="T4">C</text:span></text:p>
          <text:p text:style-name="P33"><text:span text:style-name="T4"/></text:p>
          <text:p text:style-name="P33"><text:span text:style-name="T4">h</text:span><text:span text:style-name="T4">t</text:span><text:span text:style-name="T4">t</text:span><text:span text:style-name="T4">p</text:span><text:span text:style-name="T4">:</text:span><text:span text:style-name="T4">/</text:span><text:span text:style-name="T4">/</text:span><text:span text:style-name="T4">i</text:span><text:span text:style-name="T4">a</text:span><text:span text:style-name="T4">s</text:span><text:span text:style-name="T4">c</text:span><text:span text:style-name="T4">a</text:span><text:span text:style-name="T4">l</text:span><text:span text:style-name="T4">e</text:span><text:span text:style-name="T4">d</text:span><text:span text:style-name="T4">.</text:span><text:span text:style-name="T4">c</text:span><text:span text:style-name="T4">o</text:span><text:span text:style-name="T4">m</text:span><text:span text:style-name="T4">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1.25in" svg:y="0.0929in" svg:width="3in" svg:height="0.3299in" draw:z-index="2"><draw:image xlink:href="Pictures/1000020100000BB50000014D05DD584B71C48E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1">Fast Clock Master</text:p>
      <text:p text:style-name="P4"/>
      <text:p text:style-name="P32">Fast clock featuring fast time ratios from 1:1 to 99:1, three configurable start times, 12 or 24 hour display formats, "Hold" mode, unlimited remote displays, and real or fast time modes. </text:p>
      <text:p text:style-name="P16"/>
      <text:p text:style-name="P30">Wireless Version <text:span text:style-name="T2">w/Extended-Range Radio</text:span></text:p>
      <text:p text:style-name="P13"/>
      <text:p text:style-name="P10">MRBW-FCM</text:p>
      <text:p text:style-name="P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4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5.3.3.2$Linux_X86_64 LibreOffice_project/30m0$Build-2</meta:generator>
    <dc:date>2017-06-17T19:52:45.351682875</dc:date>
    <meta:editing-duration>PT46M48S</meta:editing-duration>
    <meta:editing-cycles>23</meta:editing-cycles>
    <meta:print-date>2017-06-17T19:51:03.497185457</meta:print-date>
    <meta:document-statistic meta:table-count="0" meta:image-count="1" meta:object-count="0" meta:page-count="1" meta:paragraph-count="4" meta:word-count="39" meta:character-count="252" meta:non-whitespace-character-count="216"/>
  </office:meta>
</office:document-meta>
</file>